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ADMIN CAN EDIT AND CREATE ARTICLE, 11 ARTICLE, 0N ADMIN: the admin can edit and create</text:p>
      <text:p text:style-name="Standard">ARTICLE: id PK,name, picture, date_trip, date, text, id_country FK, id_admin FK</text:p>
      <text:p text:style-name="Standard">THE ARTICLE AS A COMMENT, 0N ARTICLE, 11 COMMENT: there is a comment under an article</text:p>
      <text:p text:style-name="Standard"/>
      <text:p text:style-name="Standard">ADMIN: id PK, last_name, first_name, email</text:p>
      <text:p text:style-name="Standard">HAS AN ARTICLE, 0N COUNTRY, 11 ARTICLE: the article is about a country</text:p>
      <text:p text:style-name="Standard">COMMENT: id PK, date, name, id_article FK</text:p>
      <text:p text:style-name="Standard"/>
      <text:p text:style-name="Standard">THE ADMIN CAN CREATE COUNTRY,0N COUNTRY,11 ADMIN: the admin can create a country</text:p>
      <text:p text:style-name="Standard">COUNTRY: id PK, name, id_admin FK</text:p>
      <text:p text:style-name="Standard">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2T12:25:50.336000000</meta:creation-date>
    <dc:date>2021-03-22T12:25:56.948000000</dc:date>
    <meta:editing-duration>PT6S</meta:editing-duration>
    <meta:editing-cycles>1</meta:editing-cycles>
    <meta:document-statistic meta:table-count="0" meta:image-count="0" meta:object-count="0" meta:page-count="1" meta:paragraph-count="9" meta:word-count="90" meta:character-count="521" meta:non-whitespace-character-count="440"/>
    <meta:generator>LibreOffice/7.0.1.2$Windows_X86_64 LibreOffice_project/7cbcfc562f6eb6708b5ff7d7397325de9e764452</meta:generator>
  </office:meta>
</office:document-meta>
</file>